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0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</office:automatic-styles>
  <office:body>
    <office:text>
      <text:p text:style-name="P1"><text:span text:style-name="T1">Week 10-01:</text:span></text:p>
      <text:p text:style-name="P1"><text:span text:style-name="T1">ROLL NO:241801278</text:span></text:p>
      <text:p text:style-name="P1"><text:span text:style-name="T1">NAME: Sudiksha S</text:span></text:p>
      <text:p text:style-name="P1"><text:span text:style-name="T1">Q1)Given a string, s, consisting of alphabets and digits, find the frequency of each digit in the</text:span></text:p>
      <text:p text:style-name="P1"><text:span text:style-name="T1">given string.</text:span></text:p>
      <text:p text:style-name="P1"><text:span text:style-name="T1">Input Format</text:span></text:p>
      <text:p text:style-name="P1"><text:span text:style-name="T1">The first line contains a string, num which is the given number.</text:span></text:p>
      <text:p text:style-name="P1"><text:span text:style-name="T1">Constraints</text:span></text:p>
      <text:p text:style-name="P1"><text:span text:style-name="T1">1<text:s/></text:span><text:span text:style-name="T2">≤</text:span><text:span text:style-name="T3"><text:s/>len(num)<text:s/></text:span><text:span text:style-name="T4">≤</text:span><text:span text:style-name="T5"><text:s/>1000</text:span></text:p>
      <text:p text:style-name="P1"><text:span text:style-name="T5">All the elements of num are made of English alphabets and digits.</text:span></text:p>
      <text:p text:style-name="P1"><text:span text:style-name="T5">Output Format</text:span></text:p>
      <text:p text:style-name="P1"><text:span text:style-name="T5">Print ten space-separated integers in a single line denoting the frequency of each digit</text:span></text:p>
      <text:p text:style-name="P1"><text:span text:style-name="T5">from 0 to 9.</text:span></text:p>
      <text:p text:style-name="P1"><text:span text:style-name="T5">Sample Input 0</text:span></text:p>
      <text:p text:style-name="P1"><text:span text:style-name="T5">a11472o5t6</text:span></text:p>
      <text:p text:style-name="P1"><text:span text:style-name="T5">Sample Output 0</text:span></text:p>
      <text:p text:style-name="P1"><text:span text:style-name="T5">0 2 1 0 1 1 1 1 0 0</text:span></text:p>
      <text:p text:style-name="P1"><text:span text:style-name="T5">Explanation 0</text:span></text:p>
      <text:p text:style-name="P1"><text:span text:style-name="T5">In the given string:</text:span></text:p>
      <text:p text:style-name="P1"><text:span text:style-name="T6">• 1 occurs two times.</text:span></text:p>
      <text:p text:style-name="P1"><text:span text:style-name="T6">• 2, 4, 5, 6 and 7 occur one time each.</text:span></text:p>
      <text:p text:style-name="P1"><text:span text:style-name="T6">• The remaining digits 0, 3, 8 and 9 don't occur at all</text:span></text:p>
      <text:p text:style-name="P2"><draw:frame text:anchor-type="as-char" svg:width="152.40mm" svg:height="85.73mm" style:rel-width="scale" style:rel-height="scale"><draw:object-ole xlink:href="OleObj1"/><draw:image xlink:href="ObjectReplacements/OleObj1"/></draw:frame><text:span text:style-name="T6"/></text:p>
      <text:p text:style-name="P2"><draw:frame text:anchor-type="as-char" svg:width="152.40mm" svg:height="85.73mm" style:rel-width="scale" style:rel-height="scale"><draw:object-ole xlink:href="OleObj2"/><draw:image xlink:href="ObjectReplacements/OleObj2"/></draw:frame><text:span text:style-name="T7"/></text:p>
      <text:p text:style-name="P2"><text:span text:style-name="T7">Q2)Today, Monk went for a walk in a garden. There are many trees in the garden and each</text:span></text:p>
      <text:p text:style-name="P2"><text:span text:style-name="T7">tree has an English alphabet on it. While Monk was walking, he noticed that all trees with</text:span></text:p>
      <text:p text:style-name="P2"><text:span text:style-name="T7">vowels on it are not in good state. He decided to take care of them. So, he asked you to tell</text:span></text:p>
      <text:p text:style-name="P2"><text:span text:style-name="T7">him the count of such trees in the garden.</text:span></text:p>
      <text:p text:style-name="P2"><text:span text:style-name="T7">Note: The following letters are vowels: 'A', 'E', 'I', 'O', 'U', 'a', 'e', 'i', 'o' and 'u'.</text:span></text:p>
      <text:p text:style-name="P2"><text:span text:style-name="T7">Input Format:</text:span></text:p>
      <text:p text:style-name="P2"><text:span text:style-name="T7">The first line consists of an integer T denoting the number of test cases.</text:span></text:p>
      <text:p text:style-name="P2"><text:span text:style-name="T7">Each test case consists of only one string, each character of string denoting the alphabet</text:span></text:p>
      <text:p text:style-name="P2"><text:span text:style-name="T7">(may be lowercase or uppercase) on a tree in the garden.</text:span></text:p>
      <text:p text:style-name="P2"><text:span text:style-name="T7">Output Format:</text:span></text:p>
      <text:p text:style-name="P2"><text:span text:style-name="T7">For each test case, print the count in a new line.</text:span></text:p>
      <text:p text:style-name="P2"><text:span text:style-name="T7">Constraints:</text:span></text:p>
      <text:p text:style-name="P2"><text:span text:style-name="T7">1<text:s/></text:span><text:span text:style-name="T8">≤</text:span><text:span text:style-name="T9"><text:s/>T<text:s/></text:span><text:span text:style-name="T10">≤</text:span><text:span text:style-name="T11"><text:s/>10</text:span></text:p>
      <text:p text:style-name="P2"><text:span text:style-name="T11">1<text:s/></text:span><text:span text:style-name="T12">≤</text:span><text:span text:style-name="T13"><text:s/>length of string<text:s/></text:span><text:span text:style-name="T14">≤</text:span><text:span text:style-name="T15"><text:s/>105</text:span></text:p>
      <text:p text:style-name="P2"><text:span text:style-name="T15">Sample Input</text:span></text:p>
      <text:p text:style-name="P2"><text:span text:style-name="T15">2</text:span></text:p>
      <text:p text:style-name="P2"><text:span text:style-name="T15">nBBZLaosnm</text:span></text:p>
      <text:p text:style-name="P2"><text:span text:style-name="T15">JHkIsnZtTL</text:span></text:p>
      <text:p text:style-name="P2"><text:span text:style-name="T15">Sample Output</text:span></text:p>
      <text:p text:style-name="P2"><text:span text:style-name="T15">2</text:span></text:p>
      <text:p text:style-name="P2"><text:span text:style-name="T15">1</text:span></text:p>
      <text:p text:style-name="P2"><text:span text:style-name="T15">Explanation</text:span></text:p>
      <text:p text:style-name="P2"><text:span text:style-name="T15">In</text:span><text:span text:style-name="T16"><text:s/></text:span><text:span text:style-name="T17">test</text:span><text:span text:style-name="T18"><text:s/></text:span><text:span text:style-name="T19">case</text:span><text:span text:style-name="T20"><text:s/></text:span><text:span text:style-name="T21">1</text:span><text:span text:style-name="T22">,<text:s/></text:span><text:span text:style-name="T23">a</text:span><text:span text:style-name="T24"><text:s/></text:span><text:span text:style-name="T25">and</text:span><text:span text:style-name="T26"><text:s/></text:span><text:span text:style-name="T27">o</text:span><text:span text:style-name="T28"><text:s/></text:span><text:span text:style-name="T29">are</text:span><text:span text:style-name="T30"><text:s/></text:span><text:span text:style-name="T31">the</text:span><text:span text:style-name="T32"><text:s/></text:span><text:span text:style-name="T33">only</text:span><text:span text:style-name="T34"><text:s/></text:span><text:span text:style-name="T35">vowels</text:span><text:span text:style-name="T36">.<text:s/></text:span><text:span text:style-name="T37">So</text:span><text:span text:style-name="T38">,<text:s/></text:span><text:span text:style-name="T39">count</text:span><text:span text:style-name="T40">=</text:span><text:span text:style-name="T41">2</text:span></text:p>
      <text:p text:style-name="P2"><text:span text:style-name="T41">Brief</text:span><text:span text:style-name="T42"><text:s/></text:span><text:span text:style-name="T43">Description</text:span><text:span text:style-name="T44">:<text:s/></text:span><text:span text:style-name="T45">Given</text:span><text:span text:style-name="T46"><text:s/></text:span><text:span text:style-name="T47">a</text:span><text:span text:style-name="T48"><text:s/></text:span><text:span text:style-name="T49">string</text:span><text:span text:style-name="T50"><text:s/></text:span><text:span text:style-name="T51">S</text:span><text:span text:style-name="T52"><text:s/></text:span><text:span text:style-name="T53">you</text:span><text:span text:style-name="T54"><text:s/></text:span><text:span text:style-name="T55">have</text:span><text:span text:style-name="T56"><text:s/></text:span><text:span text:style-name="T57">to</text:span><text:span text:style-name="T58"><text:s/></text:span><text:span text:style-name="T59">count</text:span><text:span text:style-name="T60"><text:s/></text:span><text:span text:style-name="T61">number</text:span><text:span text:style-name="T62"><text:s/></text:span><text:span text:style-name="T63">of</text:span><text:span text:style-name="T64"><text:s/></text:span><text:span text:style-name="T65">vowels</text:span><text:span text:style-name="T66"><text:s/></text:span><text:span text:style-name="T67">in</text:span><text:span text:style-name="T68"><text:s/></text:span><text:span text:style-name="T69">the</text:span><text:span text:style-name="T70"><text:s/></text:span><text:span text:style-name="T71">string</text:span><text:span text:style-name="T72">.</text:span><text:span text:style-name="T73"/></text:p>
      <text:p text:style-name="P2"><text:span text:style-name="T73">Solution</text:span><text:span text:style-name="T74"><text:s/></text:span><text:span text:style-name="T75">1</text:span><text:span text:style-name="T76">:</text:span><text:span text:style-name="T77"/></text:p>
      <text:p text:style-name="P2"><text:span text:style-name="T77">For</text:span><text:span text:style-name="T78"><text:s/></text:span><text:span text:style-name="T79">each</text:span><text:span text:style-name="T80"><text:s/></text:span><text:span text:style-name="T81">vowel</text:span><text:span text:style-name="T82">,<text:s/></text:span><text:span text:style-name="T83">count</text:span><text:span text:style-name="T84"><text:s/></text:span><text:span text:style-name="T85">how</text:span><text:span text:style-name="T86"><text:s/></text:span><text:span text:style-name="T87">many</text:span><text:span text:style-name="T88"><text:s/></text:span><text:span text:style-name="T89">times</text:span><text:span text:style-name="T90"><text:s/></text:span><text:span text:style-name="T91">it</text:span><text:span text:style-name="T92"><text:s/></text:span><text:span text:style-name="T93">is</text:span><text:span text:style-name="T94"><text:s/></text:span><text:span text:style-name="T95">appearing</text:span><text:span text:style-name="T96"><text:s/></text:span><text:span text:style-name="T97">in</text:span><text:span text:style-name="T98"><text:s/></text:span><text:span text:style-name="T99">the</text:span><text:span text:style-name="T100"><text:s/></text:span><text:span text:style-name="T101">string</text:span><text:span text:style-name="T102"><text:s/></text:span><text:span text:style-name="T103">S</text:span><text:span text:style-name="T104">.<text:s/></text:span><text:span text:style-name="T105">Final</text:span><text:span text:style-name="T106"><text:s/></text:span><text:span text:style-name="T107">answer</text:span><text:span text:style-name="T108"><text:s/></text:span><text:span text:style-name="T109">will</text:span><text:span text:style-name="T110"><text:s/></text:span><text:span text:style-name="T111">the</text:span></text:p>
      <text:p text:style-name="P2"><text:span text:style-name="T111">sum</text:span><text:span text:style-name="T112"><text:s/></text:span><text:span text:style-name="T113">of</text:span><text:span text:style-name="T114"><text:s/></text:span><text:span text:style-name="T115">frequencies</text:span><text:span text:style-name="T116"><text:s/></text:span><text:span text:style-name="T117">of</text:span><text:span text:style-name="T118"><text:s/></text:span><text:span text:style-name="T119">all</text:span><text:span text:style-name="T120"><text:s/></text:span><text:span text:style-name="T121">the</text:span><text:span text:style-name="T122"><text:s/></text:span><text:span text:style-name="T123">vowels</text:span><text:span text:style-name="T124">.</text:span><text:span text:style-name="T125"/></text:p>
      <text:p text:style-name="P2"><text:span text:style-name="T125">Solution</text:span><text:span text:style-name="T126"><text:s/></text:span><text:span text:style-name="T127">2</text:span><text:span text:style-name="T128">:</text:span><text:span text:style-name="T129"/></text:p>
      <text:p text:style-name="P2"><text:span text:style-name="T129">Iterate</text:span><text:span text:style-name="T130"><text:s/></text:span><text:span text:style-name="T131">overall</text:span><text:span text:style-name="T132"><text:s/></text:span><text:span text:style-name="T133">all</text:span><text:span text:style-name="T134"><text:s/></text:span><text:span text:style-name="T135">the</text:span><text:span text:style-name="T136"><text:s/></text:span><text:span text:style-name="T137">characters</text:span><text:span text:style-name="T138"><text:s/></text:span><text:span text:style-name="T139">in</text:span><text:span text:style-name="T140"><text:s/></text:span><text:span text:style-name="T141">the</text:span><text:span text:style-name="T142"><text:s/></text:span><text:span text:style-name="T143">string</text:span><text:span text:style-name="T144"><text:s/></text:span><text:span text:style-name="T145">S</text:span><text:span text:style-name="T146"><text:s/></text:span><text:span text:style-name="T147">and</text:span><text:span text:style-name="T148"><text:s/></text:span><text:span text:style-name="T149">use</text:span><text:span text:style-name="T150"><text:s/></text:span><text:span text:style-name="T151">a</text:span><text:span text:style-name="T152"><text:s/></text:span><text:span text:style-name="T153">counter</text:span><text:span text:style-name="T154"><text:s/>(</text:span><text:span text:style-name="T155">variable</text:span><text:span text:style-name="T156">)<text:s/></text:span><text:span text:style-name="T157">to</text:span><text:span text:style-name="T158"><text:s/></text:span><text:span text:style-name="T159">keep</text:span><text:span text:style-name="T160"><text:s/></text:span><text:span text:style-name="T161">track</text:span></text:p>
      <text:p text:style-name="P2"><text:span text:style-name="T161">of</text:span><text:span text:style-name="T162"><text:s/></text:span><text:span text:style-name="T163">number</text:span><text:span text:style-name="T164"><text:s/></text:span><text:span text:style-name="T165">of</text:span><text:span text:style-name="T166"><text:s/></text:span><text:span text:style-name="T167">vowels</text:span><text:span text:style-name="T168"><text:s/></text:span><text:span text:style-name="T169">in</text:span><text:span text:style-name="T170"><text:s/></text:span><text:span text:style-name="T171">the</text:span><text:span text:style-name="T172"><text:s/></text:span><text:span text:style-name="T173">string</text:span><text:span text:style-name="T174"><text:s/></text:span><text:span text:style-name="T175">S</text:span><text:span text:style-name="T176">.<text:s/></text:span><text:span text:style-name="T177">While</text:span><text:span text:style-name="T178"><text:s/></text:span><text:span text:style-name="T179">iterating</text:span><text:span text:style-name="T180"><text:s/></text:span><text:span text:style-name="T181">over</text:span><text:span text:style-name="T182"><text:s/></text:span><text:span text:style-name="T183">the</text:span><text:span text:style-name="T184"><text:s/></text:span><text:span text:style-name="T185">characters</text:span><text:span text:style-name="T186">,<text:s/></text:span><text:span text:style-name="T187">if</text:span><text:span text:style-name="T188"><text:s/></text:span><text:span text:style-name="T189">we</text:span><text:span text:style-name="T190"><text:s/></text:span><text:span text:style-name="T191">encounter</text:span><text:span text:style-name="T192"><text:s/></text:span><text:span text:style-name="T193">a</text:span></text:p>
      <text:p text:style-name="P2"><text:span text:style-name="T193">vowel</text:span><text:span text:style-name="T194">,<text:s/></text:span><text:span text:style-name="T195">we</text:span><text:span text:style-name="T196"><text:s/></text:span><text:span text:style-name="T197">will</text:span><text:span text:style-name="T198"><text:s/></text:span><text:span text:style-name="T199">increase</text:span><text:span text:style-name="T200"><text:s/></text:span><text:span text:style-name="T201">the</text:span><text:span text:style-name="T202"><text:s/></text:span><text:span text:style-name="T203">counter</text:span><text:span text:style-name="T204"><text:s/></text:span><text:span text:style-name="T205">by</text:span><text:span text:style-name="T206"><text:s/></text:span><text:span text:style-name="T207">1</text:span><text:span text:style-name="T208">.</text:span><text:span text:style-name="T209"/></text:p>
      <text:p text:style-name="P2"><text:span text:style-name="T209">Time</text:span><text:span text:style-name="T210"><text:s/></text:span><text:span text:style-name="T211">Complexity</text:span><text:span text:style-name="T212">:<text:s/></text:span><text:span text:style-name="T213">O</text:span><text:span text:style-name="T214">(</text:span><text:span text:style-name="T215">N</text:span><text:span text:style-name="T216">)<text:s/></text:span><text:span text:style-name="T217">where</text:span><text:span text:style-name="T218"><text:s/></text:span><text:span text:style-name="T219">N</text:span><text:span text:style-name="T220"><text:s/></text:span><text:span text:style-name="T221">is</text:span><text:span text:style-name="T222"><text:s/></text:span><text:span text:style-name="T223">the</text:span><text:span text:style-name="T224"><text:s/></text:span><text:span text:style-name="T225">length</text:span><text:span text:style-name="T226"><text:s/></text:span><text:span text:style-name="T227">of</text:span><text:span text:style-name="T228"><text:s/></text:span><text:span text:style-name="T229">the</text:span><text:span text:style-name="T230"><text:s/></text:span><text:span text:style-name="T231">string</text:span><text:span text:style-name="T232"><text:s/></text:span><text:span text:style-name="T233">S</text:span><text:span text:style-name="T234">.<text:s/></text:span><text:span text:style-name="T235">Space</text:span><text:span text:style-name="T236"><text:s/></text:span><text:span text:style-name="T237">Complexity</text:span><text:span text:style-name="T238">:<text:s/></text:span><text:span text:style-name="T239">O</text:span><text:span text:style-name="T240">(</text:span><text:span text:style-name="T241">N</text:span><text:span text:style-name="T242">)</text:span></text:p>
      <text:p text:style-name="P2"><text:span text:style-name="T243">ROLL NO</text:span><text:span text:style-name="T244">:241801278</text:span></text:p>
      <text:p text:style-name="P2"><text:span text:style-name="T245">NAME</text:span><text:span text:style-name="T246">:</text:span><text:span text:style-name="T247">Sudiksha<text:s/></text:span><text:span text:style-name="T248">S</text:span><text:span text:style-name="T249"/></text:p>
      <text:p text:style-name="P2"><draw:frame text:anchor-type="as-char" svg:width="152.40mm" svg:height="85.73mm" style:rel-width="scale" style:rel-height="scale"><draw:object-ole xlink:href="OleObj3"/><draw:image xlink:href="ObjectReplacements/OleObj3"/></draw:frame><text:span text:style-name="T249"/></text:p>
      <text:p text:style-name="P2"><text:span text:style-name="T249">Q3)Input</text:span><text:span text:style-name="T250"><text:s/></text:span><text:span text:style-name="T251">Format</text:span></text:p>
      <text:p text:style-name="P2"><text:span text:style-name="T251">You</text:span><text:span text:style-name="T252"><text:s/></text:span><text:span text:style-name="T253">are</text:span><text:span text:style-name="T254"><text:s/></text:span><text:span text:style-name="T255">given</text:span><text:span text:style-name="T256"><text:s/></text:span><text:span text:style-name="T257">two</text:span><text:span text:style-name="T258"><text:s/></text:span><text:span text:style-name="T259">strings</text:span><text:span text:style-name="T260">,<text:s/></text:span><text:span text:style-name="T261">a</text:span><text:span text:style-name="T262"><text:s/></text:span><text:span text:style-name="T263">and</text:span><text:span text:style-name="T264"><text:s/></text:span><text:span text:style-name="T265">b</text:span><text:span text:style-name="T266">,<text:s/></text:span><text:span text:style-name="T267">separated</text:span><text:span text:style-name="T268"><text:s/></text:span><text:span text:style-name="T269">by</text:span><text:span text:style-name="T270"><text:s/></text:span><text:span text:style-name="T271">a</text:span><text:span text:style-name="T272"><text:s/></text:span><text:span text:style-name="T273">new</text:span><text:span text:style-name="T274"><text:s/></text:span><text:span text:style-name="T275">line</text:span><text:span text:style-name="T276">.<text:s/></text:span><text:span text:style-name="T277">Each</text:span><text:span text:style-name="T278"><text:s/></text:span><text:span text:style-name="T279">string</text:span><text:span text:style-name="T280"><text:s/></text:span><text:span text:style-name="T281">will</text:span><text:span text:style-name="T282"><text:s/></text:span><text:span text:style-name="T283">consist</text:span><text:span text:style-name="T284"><text:s/></text:span><text:span text:style-name="T285">of</text:span></text:p>
      <text:p text:style-name="P2"><text:span text:style-name="T285">lower</text:span><text:span text:style-name="T286">-</text:span><text:span text:style-name="T287">case</text:span><text:span text:style-name="T288"><text:s/></text:span><text:span text:style-name="T289">Latin</text:span><text:span text:style-name="T290"><text:s/></text:span><text:span text:style-name="T291">characters</text:span><text:span text:style-name="T292"><text:s/>(</text:span><text:span text:style-name="T293">'a'</text:span><text:span text:style-name="T294">-</text:span><text:span text:style-name="T295">'z'</text:span><text:span text:style-name="T296">).</text:span><text:span text:style-name="T297"/></text:p>
      <text:p text:style-name="P2"><text:span text:style-name="T297">Output</text:span><text:span text:style-name="T298"><text:s/></text:span><text:span text:style-name="T299">Format</text:span></text:p>
      <text:p text:style-name="P2"><text:span text:style-name="T299">In</text:span><text:span text:style-name="T300"><text:s/></text:span><text:span text:style-name="T301">the</text:span><text:span text:style-name="T302"><text:s/></text:span><text:span text:style-name="T303">first</text:span><text:span text:style-name="T304"><text:s/></text:span><text:span text:style-name="T305">line</text:span><text:span text:style-name="T306"><text:s/></text:span><text:span text:style-name="T307">print</text:span><text:span text:style-name="T308"><text:s/></text:span><text:span text:style-name="T309">two</text:span><text:span text:style-name="T310"><text:s/></text:span><text:span text:style-name="T311">space</text:span><text:span text:style-name="T312">-</text:span><text:span text:style-name="T313">separated</text:span><text:span text:style-name="T314"><text:s/></text:span><text:span text:style-name="T315">integers</text:span><text:span text:style-name="T316">,<text:s/></text:span><text:span text:style-name="T317">representing</text:span><text:span text:style-name="T318"><text:s/></text:span><text:span text:style-name="T319">the</text:span><text:span text:style-name="T320"><text:s/></text:span><text:span text:style-name="T321">length</text:span><text:span text:style-name="T322"><text:s/></text:span><text:span text:style-name="T323">of</text:span><text:span text:style-name="T324"><text:s/></text:span><text:span text:style-name="T325">a</text:span><text:span text:style-name="T326"><text:s/></text:span><text:span text:style-name="T327">and</text:span><text:span text:style-name="T328"><text:s/></text:span><text:span text:style-name="T329">b</text:span></text:p>
      <text:p text:style-name="P2"><text:span text:style-name="T329">respectively</text:span><text:span text:style-name="T330">.</text:span><text:span text:style-name="T331"/></text:p>
      <text:p text:style-name="P2"><text:span text:style-name="T331">In</text:span><text:span text:style-name="T332"><text:s/></text:span><text:span text:style-name="T333">the</text:span><text:span text:style-name="T334"><text:s/></text:span><text:span text:style-name="T335">second</text:span><text:span text:style-name="T336"><text:s/></text:span><text:span text:style-name="T337">line</text:span><text:span text:style-name="T338"><text:s/></text:span><text:span text:style-name="T339">print</text:span><text:span text:style-name="T340"><text:s/></text:span><text:span text:style-name="T341">the</text:span><text:span text:style-name="T342"><text:s/></text:span><text:span text:style-name="T343">string</text:span><text:span text:style-name="T344"><text:s/></text:span><text:span text:style-name="T345">produced</text:span><text:span text:style-name="T346"><text:s/></text:span><text:span text:style-name="T347">by</text:span><text:span text:style-name="T348"><text:s/></text:span><text:span text:style-name="T349">concatenating</text:span><text:span text:style-name="T350"><text:s/></text:span><text:span text:style-name="T351">a</text:span><text:span text:style-name="T352"><text:s/></text:span><text:span text:style-name="T353">and</text:span><text:span text:style-name="T354"><text:s/></text:span><text:span text:style-name="T355">b</text:span><text:span text:style-name="T356"><text:s/>(</text:span><text:span text:style-name="T357">a</text:span><text:span text:style-name="T358"><text:s/>+<text:s/></text:span><text:span text:style-name="T359">b</text:span><text:span text:style-name="T360">).</text:span><text:span text:style-name="T361"/></text:p>
      <text:p text:style-name="P2"><text:span text:style-name="T361">In</text:span><text:span text:style-name="T362"><text:s/></text:span><text:span text:style-name="T363">the</text:span><text:span text:style-name="T364"><text:s/></text:span><text:span text:style-name="T365">third</text:span><text:span text:style-name="T366"><text:s/></text:span><text:span text:style-name="T367">line</text:span><text:span text:style-name="T368"><text:s/></text:span><text:span text:style-name="T369">print</text:span><text:span text:style-name="T370"><text:s/></text:span><text:span text:style-name="T371">two</text:span><text:span text:style-name="T372"><text:s/></text:span><text:span text:style-name="T373">strings</text:span><text:span text:style-name="T374"><text:s/></text:span><text:span text:style-name="T375">separated</text:span><text:span text:style-name="T376"><text:s/></text:span><text:span text:style-name="T377">by</text:span><text:span text:style-name="T378"><text:s/></text:span><text:span text:style-name="T379">a</text:span><text:span text:style-name="T380"><text:s/></text:span><text:span text:style-name="T381">space</text:span><text:span text:style-name="T382">,<text:s/></text:span><text:span text:style-name="T383">a'</text:span><text:span text:style-name="T384"><text:s/></text:span><text:span text:style-name="T385">and</text:span><text:span text:style-name="T386"><text:s/></text:span><text:span text:style-name="T387">b'</text:span><text:span text:style-name="T388">.<text:s/></text:span><text:span text:style-name="T389">a'</text:span><text:span text:style-name="T390"><text:s/></text:span><text:span text:style-name="T391">and</text:span><text:span text:style-name="T392"><text:s/></text:span><text:span text:style-name="T393">b'</text:span><text:span text:style-name="T394"><text:s/></text:span><text:span text:style-name="T395">are</text:span><text:span text:style-name="T396"><text:s/></text:span><text:span text:style-name="T397">the</text:span><text:span text:style-name="T398"><text:s/></text:span><text:span text:style-name="T399">same</text:span><text:span text:style-name="T400"><text:s/></text:span><text:span text:style-name="T401">as</text:span></text:p>
      <text:p text:style-name="P2"><text:span text:style-name="T401">a</text:span><text:span text:style-name="T402"><text:s/></text:span><text:span text:style-name="T403">and</text:span><text:span text:style-name="T404"><text:s/></text:span><text:span text:style-name="T405">b</text:span><text:span text:style-name="T406">,<text:s/></text:span><text:span text:style-name="T407">respectively</text:span><text:span text:style-name="T408">,<text:s/></text:span><text:span text:style-name="T409">except</text:span><text:span text:style-name="T410"><text:s/></text:span><text:span text:style-name="T411">that</text:span><text:span text:style-name="T412"><text:s/></text:span><text:span text:style-name="T413">their</text:span><text:span text:style-name="T414"><text:s/></text:span><text:span text:style-name="T415">first</text:span><text:span text:style-name="T416"><text:s/></text:span><text:span text:style-name="T417">characters</text:span><text:span text:style-name="T418"><text:s/></text:span><text:span text:style-name="T419">are</text:span><text:span text:style-name="T420"><text:s/></text:span><text:span text:style-name="T421">swapped</text:span><text:span text:style-name="T422">.</text:span><text:span text:style-name="T423"/></text:p>
      <text:p text:style-name="P2"><text:span text:style-name="T423">Sample</text:span><text:span text:style-name="T424"><text:s/></text:span><text:span text:style-name="T425">Input</text:span></text:p>
      <text:p text:style-name="P2"><text:span text:style-name="T425">abcd</text:span></text:p>
      <text:p text:style-name="P2"><text:span text:style-name="T425">ef</text:span></text:p>
      <text:p text:style-name="P2"><text:span text:style-name="T425">Sample</text:span><text:span text:style-name="T426"><text:s/></text:span><text:span text:style-name="T427">Output</text:span></text:p>
      <text:p text:style-name="P2"><text:span text:style-name="T427">4</text:span><text:span text:style-name="T428"><text:s/></text:span><text:span text:style-name="T429">2</text:span></text:p>
      <text:p text:style-name="P2"><text:span text:style-name="T429">abcdef</text:span></text:p>
      <text:p text:style-name="P2"><text:span text:style-name="T429">ebcd</text:span><text:span text:style-name="T430"><text:s/></text:span><text:span text:style-name="T431">af</text:span></text:p>
      <text:p text:style-name="P2"><text:span text:style-name="T431">Explanation</text:span></text:p>
      <text:p text:style-name="P2"><text:span text:style-name="T431">a</text:span><text:span text:style-name="T432"><text:s/>=<text:s/></text:span><text:span text:style-name="T433">"abcd"</text:span></text:p>
      <text:p text:style-name="P2"><text:span text:style-name="T433">b</text:span><text:span text:style-name="T434"><text:s/>=<text:s/></text:span><text:span text:style-name="T435">"ef"</text:span></text:p>
      <text:p text:style-name="P2"><text:span text:style-name="T436">|</text:span><text:span text:style-name="T437">a</text:span><text:span text:style-name="T438">| =<text:s/></text:span><text:span text:style-name="T439">4</text:span></text:p>
      <text:p text:style-name="P2"><text:span text:style-name="T440">|</text:span><text:span text:style-name="T441">b</text:span><text:span text:style-name="T442">| =<text:s/></text:span><text:span text:style-name="T443">2</text:span></text:p>
      <text:p text:style-name="P2"><text:span text:style-name="T443">a</text:span><text:span text:style-name="T444"><text:s/>+<text:s/></text:span><text:span text:style-name="T445">b</text:span><text:span text:style-name="T446"><text:s/>=<text:s/></text:span><text:span text:style-name="T447">"abcdef"</text:span></text:p>
      <text:p text:style-name="P2"><text:span text:style-name="T447">a'</text:span><text:span text:style-name="T448"><text:s/>=<text:s/></text:span><text:span text:style-name="T449">"ebcd"</text:span></text:p>
      <text:p text:style-name="P2"><text:span text:style-name="T449">b'</text:span><text:span text:style-name="T450"><text:s/>=<text:s/></text:span><text:span text:style-name="T451">"af"</text:span></text:p>
      <text:p text:style-name="P2"><text:span text:style-name="T451">ROLL NO:241801278</text:span></text:p>
      <text:p text:style-name="P2"><text:span text:style-name="T451">NAME:Sudiksha S</text:span></text:p>
      <text:p text:style-name="P2"><draw:frame text:anchor-type="as-char" svg:width="152.40mm" svg:height="85.73mm" style:rel-width="scale" style:rel-height="scale"><draw:object-ole xlink:href="OleObj4"/><draw:image xlink:href="ObjectReplacements/OleObj4"/></draw:frame><text:span text:style-name="T451"/></text:p>
      <text:p text:style-name="P2"><text:span text:style-name="T451">Q4)Given</text:span><text:span text:style-name="T452"><text:s/></text:span><text:span text:style-name="T453">a</text:span><text:span text:style-name="T454"><text:s/></text:span><text:span text:style-name="T455">sentence</text:span><text:span text:style-name="T456">,<text:s/></text:span><text:span text:style-name="T457">s</text:span><text:span text:style-name="T458">,<text:s/></text:span><text:span text:style-name="T459">print</text:span><text:span text:style-name="T460"><text:s/></text:span><text:span text:style-name="T461">each</text:span><text:span text:style-name="T462"><text:s/></text:span><text:span text:style-name="T463">word</text:span><text:span text:style-name="T464"><text:s/></text:span><text:span text:style-name="T465">of</text:span><text:span text:style-name="T466"><text:s/></text:span><text:span text:style-name="T467">the</text:span><text:span text:style-name="T468"><text:s/></text:span><text:span text:style-name="T469">sentence</text:span><text:span text:style-name="T470"><text:s/></text:span><text:span text:style-name="T471">in</text:span><text:span text:style-name="T472"><text:s/></text:span><text:span text:style-name="T473">a</text:span><text:span text:style-name="T474"><text:s/></text:span><text:span text:style-name="T475">new</text:span><text:span text:style-name="T476"><text:s/></text:span><text:span text:style-name="T477">line</text:span><text:span text:style-name="T478">.</text:span><text:span text:style-name="T479"/></text:p>
      <text:p text:style-name="P2"><text:span text:style-name="T479">Input</text:span><text:span text:style-name="T480"><text:s/></text:span><text:span text:style-name="T481">Format</text:span></text:p>
      <text:p text:style-name="P2"><text:span text:style-name="T481">The</text:span><text:span text:style-name="T482"><text:s/></text:span><text:span text:style-name="T483">first</text:span><text:span text:style-name="T484"><text:s/></text:span><text:span text:style-name="T485">and</text:span><text:span text:style-name="T486"><text:s/></text:span><text:span text:style-name="T487">only</text:span><text:span text:style-name="T488"><text:s/></text:span><text:span text:style-name="T489">line</text:span><text:span text:style-name="T490"><text:s/></text:span><text:span text:style-name="T491">contains</text:span><text:span text:style-name="T492"><text:s/></text:span><text:span text:style-name="T493">a</text:span><text:span text:style-name="T494"><text:s/></text:span><text:span text:style-name="T495">sentence</text:span><text:span text:style-name="T496">,<text:s/></text:span><text:span text:style-name="T497">s</text:span><text:span text:style-name="T498">.</text:span><text:span text:style-name="T499"/></text:p>
      <text:p text:style-name="P2"><text:span text:style-name="T499">Constraints</text:span></text:p>
      <text:p text:style-name="P2"><text:span text:style-name="T499">1</text:span><text:span text:style-name="T500"><text:s/></text:span><text:span text:style-name="T501">≤ len(s) ≤ 1000</text:span></text:p>
      <text:p text:style-name="P2"><text:span text:style-name="T502">Output Format</text:span></text:p>
      <text:p text:style-name="P2"><text:span text:style-name="T502">Print each word of the sentence in a new line.</text:span></text:p>
      <text:p text:style-name="P2"><text:span text:style-name="T502">Sample Input</text:span></text:p>
      <text:p text:style-name="P2"><text:span text:style-name="T502">This is C</text:span></text:p>
      <text:p text:style-name="P2"><text:span text:style-name="T502">Sample Output</text:span></text:p>
      <text:p text:style-name="P2"><text:span text:style-name="T502">This</text:span></text:p>
      <text:p text:style-name="P2"><text:span text:style-name="T502">is</text:span></text:p>
      <text:p text:style-name="P2"><text:span text:style-name="T502">C</text:span></text:p>
      <text:p text:style-name="P2"><text:span text:style-name="T502">Explanation</text:span></text:p>
      <text:p text:style-name="P2"><text:span text:style-name="T502">In the given string, there are three words ["This", "is", "C"]. We have to print each of these</text:span></text:p>
      <text:p text:style-name="P2"><text:span text:style-name="T502">words in a new line.</text:span></text:p>
      <text:p text:style-name="P2"><text:span text:style-name="T502">ROLL NO:241801278</text:span></text:p>
      <text:p text:style-name="P2"><text:span text:style-name="T502">NAME:Sudiksha S</text:span></text:p>
      <text:p text:style-name="P2"><draw:frame text:anchor-type="as-char" svg:width="152.40mm" svg:height="85.73mm" style:rel-width="scale" style:rel-height="scale"><draw:object-ole xlink:href="OleObj5"/><draw:image xlink:href="ObjectReplacements/OleObj5"/></draw:frame><text:span text:style-name="T502"/></text:p>
      <text:p text:style-name="P2"><text:span text:style-name="T502"/></text:p>
      <text:p text:style-name="P2"><text:span text:style-name="T502"/></text:p>
      <text:p text:style-name="P2"><text:span text:style-name="T502"/></text:p>
      <text:p text:style-name="P2"><text:span text:style-name="T502"/></text:p>
      <text:p text:style-name="P2"><text:span text:style-name="T50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